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97.5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a_input-time" table:style-name="ta1">
        <table:shapes>
          <draw:frame draw:z-index="0" draw:style-name="gr1" draw:text-style-name="P1" svg:width="453.83pt" svg:height="255.23pt" svg:x="239.39pt" svg:y="12.84pt">
            <draw:object draw:notify-on-update-of-ranges="'sa_input-time'.A2:'sa_input-time'.A10 'sa_input-time'.B1:'sa_input-time'.B1 'sa_input-time'.B2:'sa_input-time'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_inputs</text:p>
          </table:table-cell>
          <table:table-cell office:value-type="string" calcext:value-type="string">
            <text:p>avg_tim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93071951184954" calcext:value-type="float">
            <text:p>0.7930719511849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4109257289342" calcext:value-type="float">
            <text:p>1.041092572893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3130422319685" calcext:value-type="float">
            <text:p>1.431304223196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82355521747044" calcext:value-type="float">
            <text:p>1.823555217470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27225883347648" calcext:value-type="float">
            <text:p>2.272258833476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59423550878252" calcext:value-type="float">
            <text:p>2.594235508782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43975031035287" calcext:value-type="float">
            <text:p>3.4397503103528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.20130683353969" calcext:value-type="float">
            <text:p>4.201306833539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91598014150347" calcext:value-type="float">
            <text:p>4.915980141503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1">00/00/0000</text:date>, <text:time style:data-style-name="N2" text:time-value="18:28:51.4908250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Linux_X86_64 LibreOffice_project/20$Build-2</meta:generator>
    <dc:date>2019-04-01T18:30:36.273451342</dc:date>
    <meta:editing-duration>PT3M17S</meta:editing-duration>
    <meta:editing-cycles>2</meta:editing-cycles>
    <meta:document-statistic meta:table-count="1" meta:cell-count="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1cm" svg:height="9.005cm" xlink:href=".." xlink:type="simple" chart:class="chart:scatter" chart:style-name="ch1">
        <chart:legend chart:legend-position="end" svg:x="13.265cm" svg:y="4.203cm" style:legend-expansion="high" chart:style-name="ch2"/>
        <chart:plot-area chart:style-name="ch3" table:cell-range-address="'sa_input-time'.A2:'sa_input-time'.B10 'sa_input-time'.B1:'sa_input-time'.B1" chart:data-source-has-labels="row" svg:x="0.32cm" svg:y="0.18cm" svg:width="12.625cm" svg:height="8.645cm">
          <chartooo:coordinate-region svg:x="0.756cm" svg:y="0.379cm" svg:width="12.00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a_input-time'.B2:'sa_input-time'.B10" chart:label-cell-address="'sa_input-time'.B1:'sa_input-time'.B1" chart:class="chart:scatter">
            <chart:domain table:cell-range-address="'sa_input-time'.A2:'sa_input-time'.A10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_time</text:p>
                <draw:g>
                  <svg:desc>'sa_input-time'.B1:'sa_input-time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sa_input-time'.A2:'sa_input-time'.A10</svg:desc>
                </draw:g>
              </table:table-cell>
              <table:table-cell office:value-type="float" office:value="0.793071951184954">
                <text:p>0.793071951184954</text:p>
                <draw:g>
                  <svg:desc>'sa_input-time'.B2:'sa_input-time'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04109257289342">
                <text:p>1.041092572893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.43130422319685">
                <text:p>1.431304223196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.82355521747044">
                <text:p>1.823555217470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2.27225883347648">
                <text:p>2.272258833476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.59423550878252">
                <text:p>2.594235508782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3.43975031035287">
                <text:p>3.439750310352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4.20130683353969">
                <text:p>4.201306833539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4.91598014150347">
                <text:p>4.915980141503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